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1.8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3333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style="italic" style:font-style-asian="italic" style:font-style-complex="italic"/>
    </style:style>
  </office:automatic-styles>
  <office:body>
    <office:spreadsheet>
      <table:table table:name="100-minD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1" table:visibility="collapse" table:number-columns-repeated="5" table:default-cell-style-name="Default"/>
        <table:table-column table:style-name="co5" table:number-columns-repeated="1010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Type</text:p>
          </table:table-cell>
          <table:table-cell office:value-type="string">
            <text:p>K</text:p>
          </table:table-cell>
          <table:table-cell office:value-type="string">
            <text:p>Distance</text:p>
          </table:table-cell>
          <table:table-cell office:value-type="string">
            <text:p>Authors</text:p>
          </table:table-cell>
          <table:table-cell office:value-type="string">
            <text:p>Optimal</text:p>
          </table:table-cell>
          <table:table-cell/>
          <table:table-cell office:value-type="string">
            <text:p>-K</text:p>
          </table:table-cell>
          <table:table-cell/>
          <table:table-cell office:value-type="string">
            <text:p>-A</text:p>
          </table:table-cell>
          <table:table-cell office:value-type="string">
            <text:p>-Opt</text:p>
          </table:table-cell>
          <table:table-cell table:number-columns-repeated="1012"/>
        </table:table-row>
        <table:table-row table:style-name="ro1">
          <table:table-cell office:value-type="string">
            <text:p>C101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2]&amp;[.H$1]&amp;&quot; = &quot;&amp;[.C2]" office:value-type="string" office:string-value="C101.100-K = 10">
            <text:p>C101.100-K = 10</text:p>
          </table:table-cell>
          <table:table-cell table:formula="of:=[.$A2]&amp;[.I$1]&amp;&quot; = &quot;&amp;[.D2]" office:value-type="string" office:string-value="C101.100 = 827.3">
            <text:p>C101.100 = 827.3</text:p>
          </table:table-cell>
          <table:table-cell table:formula="of:=[.$A2]&amp;[.J$1]&amp;&quot; = &quot;&amp;[.E2]" office:value-type="string" office:string-value="C101.100-A = Kohl99">
            <text:p>C101.100-A = Kohl99</text:p>
          </table:table-cell>
          <table:table-cell table:formula="of:=[.$A2]&amp;[.K$1]&amp;&quot; = &quot;&amp;IF([.F2];&quot;True&quot;;&quot;False&quot;)" office:value-type="string" office:string-value="C101.100-Opt = True">
            <text:p>C101.100-Opt = True</text:p>
          </table:table-cell>
          <table:table-cell table:number-columns-repeated="1012"/>
        </table:table-row>
        <table:table-row table:style-name="ro1">
          <table:table-cell office:value-type="string">
            <text:p>C102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3]&amp;[.H$1]&amp;&quot; = &quot;&amp;[.C3]" office:value-type="string" office:string-value="C102.100-K = 10">
            <text:p>C102.100-K = 10</text:p>
          </table:table-cell>
          <table:table-cell table:formula="of:=[.$A3]&amp;[.I$1]&amp;&quot; = &quot;&amp;[.D3]" office:value-type="string" office:string-value="C102.100 = 827.3">
            <text:p>C102.100 = 827.3</text:p>
          </table:table-cell>
          <table:table-cell table:formula="of:=[.$A3]&amp;[.J$1]&amp;&quot; = &quot;&amp;[.E3]" office:value-type="string" office:string-value="C102.100-A = Kohl99">
            <text:p>C102.100-A = Kohl99</text:p>
          </table:table-cell>
          <table:table-cell table:formula="of:=[.$A3]&amp;[.K$1]&amp;&quot; = &quot;&amp;IF([.F3];&quot;True&quot;;&quot;False&quot;)" office:value-type="string" office:string-value="C102.100-Opt = True">
            <text:p>C102.100-Opt = True</text:p>
          </table:table-cell>
          <table:table-cell table:number-columns-repeated="1012"/>
        </table:table-row>
        <table:table-row table:style-name="ro1">
          <table:table-cell office:value-type="string">
            <text:p>C103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6.3">
            <text:p>826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4]&amp;[.H$1]&amp;&quot; = &quot;&amp;[.C4]" office:value-type="string" office:string-value="C103.100-K = 10">
            <text:p>C103.100-K = 10</text:p>
          </table:table-cell>
          <table:table-cell table:formula="of:=[.$A4]&amp;[.I$1]&amp;&quot; = &quot;&amp;[.D4]" office:value-type="string" office:string-value="C103.100 = 826.3">
            <text:p>C103.100 = 826.3</text:p>
          </table:table-cell>
          <table:table-cell table:formula="of:=[.$A4]&amp;[.J$1]&amp;&quot; = &quot;&amp;[.E4]" office:value-type="string" office:string-value="C103.100-A = Kohl99">
            <text:p>C103.100-A = Kohl99</text:p>
          </table:table-cell>
          <table:table-cell table:formula="of:=[.$A4]&amp;[.K$1]&amp;&quot; = &quot;&amp;IF([.F4];&quot;True&quot;;&quot;False&quot;)" office:value-type="string" office:string-value="C103.100-Opt = True">
            <text:p>C103.100-Opt = True</text:p>
          </table:table-cell>
          <table:table-cell table:number-columns-repeated="1012"/>
        </table:table-row>
        <table:table-row table:style-name="ro1">
          <table:table-cell office:value-type="string">
            <text:p>C104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2.9">
            <text:p>822.9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5]&amp;[.H$1]&amp;&quot; = &quot;&amp;[.C5]" office:value-type="string" office:string-value="C104.100-K = 10">
            <text:p>C104.100-K = 10</text:p>
          </table:table-cell>
          <table:table-cell table:formula="of:=[.$A5]&amp;[.I$1]&amp;&quot; = &quot;&amp;[.D5]" office:value-type="string" office:string-value="C104.100 = 822.9">
            <text:p>C104.100 = 822.9</text:p>
          </table:table-cell>
          <table:table-cell table:formula="of:=[.$A5]&amp;[.J$1]&amp;&quot; = &quot;&amp;[.E5]" office:value-type="string" office:string-value="C104.100-A = Kohl99">
            <text:p>C104.100-A = Kohl99</text:p>
          </table:table-cell>
          <table:table-cell table:formula="of:=[.$A5]&amp;[.K$1]&amp;&quot; = &quot;&amp;IF([.F5];&quot;True&quot;;&quot;False&quot;)" office:value-type="string" office:string-value="C104.100-Opt = True">
            <text:p>C104.100-Opt = True</text:p>
          </table:table-cell>
          <table:table-cell table:number-columns-repeated="1012"/>
        </table:table-row>
        <table:table-row table:style-name="ro1">
          <table:table-cell office:value-type="string">
            <text:p>C105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6]&amp;[.H$1]&amp;&quot; = &quot;&amp;[.C6]" office:value-type="string" office:string-value="C105.100-K = 10">
            <text:p>C105.100-K = 10</text:p>
          </table:table-cell>
          <table:table-cell table:formula="of:=[.$A6]&amp;[.I$1]&amp;&quot; = &quot;&amp;[.D6]" office:value-type="string" office:string-value="C105.100 = 827.3">
            <text:p>C105.100 = 827.3</text:p>
          </table:table-cell>
          <table:table-cell table:formula="of:=[.$A6]&amp;[.J$1]&amp;&quot; = &quot;&amp;[.E6]" office:value-type="string" office:string-value="C105.100-A = Kohl99">
            <text:p>C105.100-A = Kohl99</text:p>
          </table:table-cell>
          <table:table-cell table:formula="of:=[.$A6]&amp;[.K$1]&amp;&quot; = &quot;&amp;IF([.F6];&quot;True&quot;;&quot;False&quot;)" office:value-type="string" office:string-value="C105.100-Opt = True">
            <text:p>C105.100-Opt = True</text:p>
          </table:table-cell>
          <table:table-cell table:number-columns-repeated="1012"/>
        </table:table-row>
        <table:table-row table:style-name="ro1">
          <table:table-cell office:value-type="string">
            <text:p>C106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7]&amp;[.H$1]&amp;&quot; = &quot;&amp;[.C7]" office:value-type="string" office:string-value="C106.100-K = 10">
            <text:p>C106.100-K = 10</text:p>
          </table:table-cell>
          <table:table-cell table:formula="of:=[.$A7]&amp;[.I$1]&amp;&quot; = &quot;&amp;[.D7]" office:value-type="string" office:string-value="C106.100 = 827.3">
            <text:p>C106.100 = 827.3</text:p>
          </table:table-cell>
          <table:table-cell table:formula="of:=[.$A7]&amp;[.J$1]&amp;&quot; = &quot;&amp;[.E7]" office:value-type="string" office:string-value="C106.100-A = Kohl99">
            <text:p>C106.100-A = Kohl99</text:p>
          </table:table-cell>
          <table:table-cell table:formula="of:=[.$A7]&amp;[.K$1]&amp;&quot; = &quot;&amp;IF([.F7];&quot;True&quot;;&quot;False&quot;)" office:value-type="string" office:string-value="C106.100-Opt = True">
            <text:p>C106.100-Opt = True</text:p>
          </table:table-cell>
          <table:table-cell table:number-columns-repeated="1012"/>
        </table:table-row>
        <table:table-row table:style-name="ro1">
          <table:table-cell office:value-type="string">
            <text:p>C107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8]&amp;[.H$1]&amp;&quot; = &quot;&amp;[.C8]" office:value-type="string" office:string-value="C107.100-K = 10">
            <text:p>C107.100-K = 10</text:p>
          </table:table-cell>
          <table:table-cell table:formula="of:=[.$A8]&amp;[.I$1]&amp;&quot; = &quot;&amp;[.D8]" office:value-type="string" office:string-value="C107.100 = 827.3">
            <text:p>C107.100 = 827.3</text:p>
          </table:table-cell>
          <table:table-cell table:formula="of:=[.$A8]&amp;[.J$1]&amp;&quot; = &quot;&amp;[.E8]" office:value-type="string" office:string-value="C107.100-A = Kohl99">
            <text:p>C107.100-A = Kohl99</text:p>
          </table:table-cell>
          <table:table-cell table:formula="of:=[.$A8]&amp;[.K$1]&amp;&quot; = &quot;&amp;IF([.F8];&quot;True&quot;;&quot;False&quot;)" office:value-type="string" office:string-value="C107.100-Opt = True">
            <text:p>C107.100-Opt = True</text:p>
          </table:table-cell>
          <table:table-cell table:number-columns-repeated="1012"/>
        </table:table-row>
        <table:table-row table:style-name="ro1">
          <table:table-cell office:value-type="string">
            <text:p>C108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9]&amp;[.H$1]&amp;&quot; = &quot;&amp;[.C9]" office:value-type="string" office:string-value="C108.100-K = 10">
            <text:p>C108.100-K = 10</text:p>
          </table:table-cell>
          <table:table-cell table:formula="of:=[.$A9]&amp;[.I$1]&amp;&quot; = &quot;&amp;[.D9]" office:value-type="string" office:string-value="C108.100 = 827.3">
            <text:p>C108.100 = 827.3</text:p>
          </table:table-cell>
          <table:table-cell table:formula="of:=[.$A9]&amp;[.J$1]&amp;&quot; = &quot;&amp;[.E9]" office:value-type="string" office:string-value="C108.100-A = Kohl99">
            <text:p>C108.100-A = Kohl99</text:p>
          </table:table-cell>
          <table:table-cell table:formula="of:=[.$A9]&amp;[.K$1]&amp;&quot; = &quot;&amp;IF([.F9];&quot;True&quot;;&quot;False&quot;)" office:value-type="string" office:string-value="C108.100-Opt = True">
            <text:p>C108.100-Opt = True</text:p>
          </table:table-cell>
          <table:table-cell table:number-columns-repeated="1012"/>
        </table:table-row>
        <table:table-row table:style-name="ro1">
          <table:table-cell office:value-type="string">
            <text:p>C109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10]&amp;[.H$1]&amp;&quot; = &quot;&amp;[.C10]" office:value-type="string" office:string-value="C109.100-K = 10">
            <text:p>C109.100-K = 10</text:p>
          </table:table-cell>
          <table:table-cell table:formula="of:=[.$A10]&amp;[.I$1]&amp;&quot; = &quot;&amp;[.D10]" office:value-type="string" office:string-value="C109.100 = 827.3">
            <text:p>C109.100 = 827.3</text:p>
          </table:table-cell>
          <table:table-cell table:formula="of:=[.$A10]&amp;[.J$1]&amp;&quot; = &quot;&amp;[.E10]" office:value-type="string" office:string-value="C109.100-A = Kohl99">
            <text:p>C109.100-A = Kohl99</text:p>
          </table:table-cell>
          <table:table-cell table:formula="of:=[.$A10]&amp;[.K$1]&amp;&quot; = &quot;&amp;IF([.F10];&quot;True&quot;;&quot;False&quot;)" office:value-type="string" office:string-value="C109.100-Opt = True">
            <text:p>C109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201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9.1">
            <text:p>589.1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1]&amp;[.H$1]&amp;&quot; = &quot;&amp;[.C11]" office:value-type="string" office:string-value="C201.100-K = 3">
            <text:p>C201.100-K = 3</text:p>
          </table:table-cell>
          <table:table-cell table:formula="of:=[.$A11]&amp;[.I$1]&amp;&quot; = &quot;&amp;[.D11]" office:value-type="string" office:string-value="C201.100 = 589.1">
            <text:p>C201.100 = 589.1</text:p>
          </table:table-cell>
          <table:table-cell table:formula="of:=[.$A11]&amp;[.J$1]&amp;&quot; = &quot;&amp;[.E11]" office:value-type="string" office:string-value="C201.100-A = Cook99,Kallehauge01">
            <text:p>C201.100-A = Cook99,Kallehauge01</text:p>
          </table:table-cell>
          <table:table-cell table:formula="of:=[.$A11]&amp;[.K$1]&amp;&quot; = &quot;&amp;IF([.F11];&quot;True&quot;;&quot;False&quot;)" office:value-type="string" office:string-value="C201.100-Opt = True">
            <text:p>C201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202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9.1">
            <text:p>589.1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2]&amp;[.H$1]&amp;&quot; = &quot;&amp;[.C12]" office:value-type="string" office:string-value="C202.100-K = 3">
            <text:p>C202.100-K = 3</text:p>
          </table:table-cell>
          <table:table-cell table:formula="of:=[.$A12]&amp;[.I$1]&amp;&quot; = &quot;&amp;[.D12]" office:value-type="string" office:string-value="C202.100 = 589.1">
            <text:p>C202.100 = 589.1</text:p>
          </table:table-cell>
          <table:table-cell table:formula="of:=[.$A12]&amp;[.J$1]&amp;&quot; = &quot;&amp;[.E12]" office:value-type="string" office:string-value="C202.100-A = Cook99,Kallehauge01">
            <text:p>C202.100-A = Cook99,Kallehauge01</text:p>
          </table:table-cell>
          <table:table-cell table:formula="of:=[.$A12]&amp;[.K$1]&amp;&quot; = &quot;&amp;IF([.F12];&quot;True&quot;;&quot;False&quot;)" office:value-type="string" office:string-value="C202.100-Opt = True">
            <text:p>C202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203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8.7">
            <text:p>588.7</text:p>
          </table:table-cell>
          <table:table-cell table:style-name="ce2" office:value-type="string">
            <text:p>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3]&amp;[.H$1]&amp;&quot; = &quot;&amp;[.C13]" office:value-type="string" office:string-value="C203.100-K = 3">
            <text:p>C203.100-K = 3</text:p>
          </table:table-cell>
          <table:table-cell table:formula="of:=[.$A13]&amp;[.I$1]&amp;&quot; = &quot;&amp;[.D13]" office:value-type="string" office:string-value="C203.100 = 588.7">
            <text:p>C203.100 = 588.7</text:p>
          </table:table-cell>
          <table:table-cell table:formula="of:=[.$A13]&amp;[.J$1]&amp;&quot; = &quot;&amp;[.E13]" office:value-type="string" office:string-value="C203.100-A = Kallehauge01">
            <text:p>C203.100-A = Kallehauge01</text:p>
          </table:table-cell>
          <table:table-cell table:formula="of:=[.$A13]&amp;[.K$1]&amp;&quot; = &quot;&amp;IF([.F13];&quot;True&quot;;&quot;False&quot;)" office:value-type="string" office:string-value="C203.100-Opt = True">
            <text:p>C203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204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8.1">
            <text:p>588.1</text:p>
          </table:table-cell>
          <table:table-cell table:style-name="ce2" office:value-type="string">
            <text:p>Irnich06</text:p>
          </table:table-cell>
          <table:table-cell table:style-name="ce5" office:value-type="float" office:value="1">
            <text:p>1</text:p>
          </table:table-cell>
          <table:table-cell/>
          <table:table-cell table:formula="of:=[.$A14]&amp;[.H$1]&amp;&quot; = &quot;&amp;[.C14]" office:value-type="string" office:string-value="C204.100-K = 3">
            <text:p>C204.100-K = 3</text:p>
          </table:table-cell>
          <table:table-cell table:formula="of:=[.$A14]&amp;[.I$1]&amp;&quot; = &quot;&amp;[.D14]" office:value-type="string" office:string-value="C204.100 = 588.1">
            <text:p>C204.100 = 588.1</text:p>
          </table:table-cell>
          <table:table-cell table:formula="of:=[.$A14]&amp;[.J$1]&amp;&quot; = &quot;&amp;[.E14]" office:value-type="string" office:string-value="C204.100-A = Irnich06">
            <text:p>C204.100-A = Irnich06</text:p>
          </table:table-cell>
          <table:table-cell table:formula="of:=[.$A14]&amp;[.K$1]&amp;&quot; = &quot;&amp;IF([.F14];&quot;True&quot;;&quot;False&quot;)" office:value-type="string" office:string-value="C204.100-Opt = True">
            <text:p>C204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205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6.4">
            <text:p>586.4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5]&amp;[.H$1]&amp;&quot; = &quot;&amp;[.C15]" office:value-type="string" office:string-value="C205.100-K = 3">
            <text:p>C205.100-K = 3</text:p>
          </table:table-cell>
          <table:table-cell table:formula="of:=[.$A15]&amp;[.I$1]&amp;&quot; = &quot;&amp;[.D15]" office:value-type="string" office:string-value="C205.100 = 586.4">
            <text:p>C205.100 = 586.4</text:p>
          </table:table-cell>
          <table:table-cell table:formula="of:=[.$A15]&amp;[.J$1]&amp;&quot; = &quot;&amp;[.E15]" office:value-type="string" office:string-value="C205.100-A = Cook99,Kallehauge01">
            <text:p>C205.100-A = Cook99,Kallehauge01</text:p>
          </table:table-cell>
          <table:table-cell table:formula="of:=[.$A15]&amp;[.K$1]&amp;&quot; = &quot;&amp;IF([.F15];&quot;True&quot;;&quot;False&quot;)" office:value-type="string" office:string-value="C205.100-Opt = True">
            <text:p>C205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206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6">
            <text:p>586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6]&amp;[.H$1]&amp;&quot; = &quot;&amp;[.C16]" office:value-type="string" office:string-value="C206.100-K = 3">
            <text:p>C206.100-K = 3</text:p>
          </table:table-cell>
          <table:table-cell table:formula="of:=[.$A16]&amp;[.I$1]&amp;&quot; = &quot;&amp;[.D16]" office:value-type="string" office:string-value="C206.100 = 586">
            <text:p>C206.100 = 586</text:p>
          </table:table-cell>
          <table:table-cell table:formula="of:=[.$A16]&amp;[.J$1]&amp;&quot; = &quot;&amp;[.E16]" office:value-type="string" office:string-value="C206.100-A = Cook99,Kallehauge01">
            <text:p>C206.100-A = Cook99,Kallehauge01</text:p>
          </table:table-cell>
          <table:table-cell table:formula="of:=[.$A16]&amp;[.K$1]&amp;&quot; = &quot;&amp;IF([.F16];&quot;True&quot;;&quot;False&quot;)" office:value-type="string" office:string-value="C206.100-Opt = True">
            <text:p>C206.100-Opt = True</text:p>
          </table:table-cell>
          <table:table-cell table:number-columns-repeated="1012"/>
        </table:table-row>
        <table:table-row table:style-name="ro1">
          <table:table-cell office:value-type="string">
            <text:p>C207.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85.8">
            <text:p>585.8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17]&amp;[.H$1]&amp;&quot; = &quot;&amp;[.C17]" office:value-type="string" office:string-value="C207.100-K = 3">
            <text:p>C207.100-K = 3</text:p>
          </table:table-cell>
          <table:table-cell table:formula="of:=[.$A17]&amp;[.I$1]&amp;&quot; = &quot;&amp;[.D17]" office:value-type="string" office:string-value="C207.100 = 585.8">
            <text:p>C207.100 = 585.8</text:p>
          </table:table-cell>
          <table:table-cell table:formula="of:=[.$A17]&amp;[.J$1]&amp;&quot; = &quot;&amp;[.E17]" office:value-type="string" office:string-value="C207.100-A = Cook99,Kallehauge01">
            <text:p>C207.100-A = Cook99,Kallehauge01</text:p>
          </table:table-cell>
          <table:table-cell table:formula="of:=[.$A17]&amp;[.K$1]&amp;&quot; = &quot;&amp;IF([.F17];&quot;True&quot;;&quot;False&quot;)" office:value-type="string" office:string-value="C207.100-Opt = True">
            <text:p>C207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208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5.8">
            <text:p>585.8</text:p>
          </table:table-cell>
          <table:table-cell table:style-name="ce2" office:value-type="string">
            <text:p>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8]&amp;[.H$1]&amp;&quot; = &quot;&amp;[.C18]" office:value-type="string" office:string-value="C208.100-K = 3">
            <text:p>C208.100-K = 3</text:p>
          </table:table-cell>
          <table:table-cell table:formula="of:=[.$A18]&amp;[.I$1]&amp;&quot; = &quot;&amp;[.D18]" office:value-type="string" office:string-value="C208.100 = 585.8">
            <text:p>C208.100 = 585.8</text:p>
          </table:table-cell>
          <table:table-cell table:formula="of:=[.$A18]&amp;[.J$1]&amp;&quot; = &quot;&amp;[.E18]" office:value-type="string" office:string-value="C208.100-A = Kallehauge01">
            <text:p>C208.100-A = Kallehauge01</text:p>
          </table:table-cell>
          <table:table-cell table:formula="of:=[.$A18]&amp;[.K$1]&amp;&quot; = &quot;&amp;IF([.F18];&quot;True&quot;;&quot;False&quot;)" office:value-type="string" office:string-value="C208.100-Opt = True">
            <text:p>C208.100-Opt = True</text:p>
          </table:table-cell>
          <table:table-cell table:number-columns-repeated="1012"/>
        </table:table-row>
        <table:table-row table:style-name="ro1">
          <table:table-cell office:value-type="string">
            <text:p>R101.1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37.7">
            <text:p>1637.7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19]&amp;[.H$1]&amp;&quot; = &quot;&amp;[.C19]" office:value-type="string" office:string-value="R101.100-K = 20">
            <text:p>R101.100-K = 20</text:p>
          </table:table-cell>
          <table:table-cell table:formula="of:=[.$A19]&amp;[.I$1]&amp;&quot; = &quot;&amp;[.D19]" office:value-type="string" office:string-value="R101.100 = 1637.7">
            <text:p>R101.100 = 1637.7</text:p>
          </table:table-cell>
          <table:table-cell table:formula="of:=[.$A19]&amp;[.J$1]&amp;&quot; = &quot;&amp;[.E19]" office:value-type="string" office:string-value="R101.100-A = Kohl99">
            <text:p>R101.100-A = Kohl99</text:p>
          </table:table-cell>
          <table:table-cell table:formula="of:=[.$A19]&amp;[.K$1]&amp;&quot; = &quot;&amp;IF([.F19];&quot;True&quot;;&quot;False&quot;)" office:value-type="string" office:string-value="R101.100-Opt = True">
            <text:p>R101.100-Opt = True</text:p>
          </table:table-cell>
          <table:table-cell table:number-columns-repeated="1012"/>
        </table:table-row>
        <table:table-row table:style-name="ro1">
          <table:table-cell office:value-type="string">
            <text:p>R102.10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66.6">
            <text:p>1466.6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20]&amp;[.H$1]&amp;&quot; = &quot;&amp;[.C20]" office:value-type="string" office:string-value="R102.100-K = 18">
            <text:p>R102.100-K = 18</text:p>
          </table:table-cell>
          <table:table-cell table:formula="of:=[.$A20]&amp;[.I$1]&amp;&quot; = &quot;&amp;[.D20]" office:value-type="string" office:string-value="R102.100 = 1466.6">
            <text:p>R102.100 = 1466.6</text:p>
          </table:table-cell>
          <table:table-cell table:formula="of:=[.$A20]&amp;[.J$1]&amp;&quot; = &quot;&amp;[.E20]" office:value-type="string" office:string-value="R102.100-A = Kohl99">
            <text:p>R102.100-A = Kohl99</text:p>
          </table:table-cell>
          <table:table-cell table:formula="of:=[.$A20]&amp;[.K$1]&amp;&quot; = &quot;&amp;IF([.F20];&quot;True&quot;;&quot;False&quot;)" office:value-type="string" office:string-value="R102.100-Opt = True">
            <text:p>R102.100-Opt = True</text:p>
          </table:table-cell>
          <table:table-cell table:number-columns-repeated="1012"/>
        </table:table-row>
        <table:table-row table:style-name="ro1">
          <table:table-cell office:value-type="string">
            <text:p>R103.10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08.7">
            <text:p>1208.7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1]&amp;[.H$1]&amp;&quot; = &quot;&amp;[.C21]" office:value-type="string" office:string-value="R103.100-K = 14">
            <text:p>R103.100-K = 14</text:p>
          </table:table-cell>
          <table:table-cell table:style-name="ce5" table:formula="of:=[.$A21]&amp;[.I$1]&amp;&quot; = &quot;&amp;[.D21]" office:value-type="string" office:string-value="R103.100 = 1208.7">
            <text:p>R103.100 = 1208.7</text:p>
          </table:table-cell>
          <table:table-cell table:style-name="ce5" table:formula="of:=[.$A21]&amp;[.J$1]&amp;&quot; = &quot;&amp;[.E21]" office:value-type="string" office:string-value="R103.100-A = Kohl99">
            <text:p>R103.100-A = Kohl99</text:p>
          </table:table-cell>
          <table:table-cell table:style-name="ce5" table:formula="of:=[.$A21]&amp;[.K$1]&amp;&quot; = &quot;&amp;IF([.F21];&quot;True&quot;;&quot;False&quot;)" office:value-type="string" office:string-value="R103.100-Opt = True">
            <text:p>R103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104.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71.5">
            <text:p>971.5</text:p>
          </table:table-cell>
          <table:table-cell office:value-type="string">
            <text:p>Irnich06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2]&amp;[.H$1]&amp;&quot; = &quot;&amp;[.C22]" office:value-type="string" office:string-value="R104.100-K = 11">
            <text:p>R104.100-K = 11</text:p>
          </table:table-cell>
          <table:table-cell table:style-name="ce5" table:formula="of:=[.$A22]&amp;[.I$1]&amp;&quot; = &quot;&amp;[.D22]" office:value-type="string" office:string-value="R104.100 = 971.5">
            <text:p>R104.100 = 971.5</text:p>
          </table:table-cell>
          <table:table-cell table:style-name="ce5" table:formula="of:=[.$A22]&amp;[.J$1]&amp;&quot; = &quot;&amp;[.E22]" office:value-type="string" office:string-value="R104.100-A = Irnich06">
            <text:p>R104.100-A = Irnich06</text:p>
          </table:table-cell>
          <table:table-cell table:style-name="ce5" table:formula="of:=[.$A22]&amp;[.K$1]&amp;&quot; = &quot;&amp;IF([.F22];&quot;True&quot;;&quot;False&quot;)" office:value-type="string" office:string-value="R104.100-Opt = True">
            <text:p>R104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105.1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55.3">
            <text:p>1355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3]&amp;[.H$1]&amp;&quot; = &quot;&amp;[.C23]" office:value-type="string" office:string-value="R105.100-K = 15">
            <text:p>R105.100-K = 15</text:p>
          </table:table-cell>
          <table:table-cell table:style-name="ce5" table:formula="of:=[.$A23]&amp;[.I$1]&amp;&quot; = &quot;&amp;[.D23]" office:value-type="string" office:string-value="R105.100 = 1355.3">
            <text:p>R105.100 = 1355.3</text:p>
          </table:table-cell>
          <table:table-cell table:style-name="ce5" table:formula="of:=[.$A23]&amp;[.J$1]&amp;&quot; = &quot;&amp;[.E23]" office:value-type="string" office:string-value="R105.100-A = Kohl99">
            <text:p>R105.100-A = Kohl99</text:p>
          </table:table-cell>
          <table:table-cell table:style-name="ce5" table:formula="of:=[.$A23]&amp;[.K$1]&amp;&quot; = &quot;&amp;IF([.F23];&quot;True&quot;;&quot;False&quot;)" office:value-type="string" office:string-value="R105.100-Opt = True">
            <text:p>R105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106.1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34.6">
            <text:p>1234.6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4]&amp;[.H$1]&amp;&quot; = &quot;&amp;[.C24]" office:value-type="string" office:string-value="R106.100-K = 13">
            <text:p>R106.100-K = 13</text:p>
          </table:table-cell>
          <table:table-cell table:style-name="ce5" table:formula="of:=[.$A24]&amp;[.I$1]&amp;&quot; = &quot;&amp;[.D24]" office:value-type="string" office:string-value="R106.100 = 1234.6">
            <text:p>R106.100 = 1234.6</text:p>
          </table:table-cell>
          <table:table-cell table:style-name="ce5" table:formula="of:=[.$A24]&amp;[.J$1]&amp;&quot; = &quot;&amp;[.E24]" office:value-type="string" office:string-value="R106.100-A = Cook99,Kallehauge01">
            <text:p>R106.100-A = Cook99,Kallehauge01</text:p>
          </table:table-cell>
          <table:table-cell table:style-name="ce5" table:formula="of:=[.$A24]&amp;[.K$1]&amp;&quot; = &quot;&amp;IF([.F24];&quot;True&quot;;&quot;False&quot;)" office:value-type="string" office:string-value="R106.100-Opt = True">
            <text:p>R106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107.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64.6">
            <text:p>1064.6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5]&amp;[.H$1]&amp;&quot; = &quot;&amp;[.C25]" office:value-type="string" office:string-value="R107.100-K = 11">
            <text:p>R107.100-K = 11</text:p>
          </table:table-cell>
          <table:table-cell table:style-name="ce5" table:formula="of:=[.$A25]&amp;[.I$1]&amp;&quot; = &quot;&amp;[.D25]" office:value-type="string" office:string-value="R107.100 = 1064.6">
            <text:p>R107.100 = 1064.6</text:p>
          </table:table-cell>
          <table:table-cell table:style-name="ce5" table:formula="of:=[.$A25]&amp;[.J$1]&amp;&quot; = &quot;&amp;[.E25]" office:value-type="string" office:string-value="R107.100-A = Cook99,Kallehauge01">
            <text:p>R107.100-A = Cook99,Kallehauge01</text:p>
          </table:table-cell>
          <table:table-cell table:style-name="ce5" table:formula="of:=[.$A25]&amp;[.K$1]&amp;&quot; = &quot;&amp;IF([.F25];&quot;True&quot;;&quot;False&quot;)" office:value-type="string" office:string-value="R107.100-Opt = True">
            <text:p>R107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108.100</text:p>
          </table:table-cell>
          <table:table-cell office:value-type="float" office:value="1">
            <text:p>1</text:p>
          </table:table-cell>
          <table:table-cell/>
          <table:table-cell office:value-type="float" office:value="932.1">
            <text:p>932.1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6]&amp;[.H$1]&amp;&quot; = &quot;&amp;[.C26]" office:value-type="string" office:string-value="R108.100-K = ">
            <text:p>R108.100-K = </text:p>
          </table:table-cell>
          <table:table-cell table:style-name="ce5" table:formula="of:=[.$A26]&amp;[.I$1]&amp;&quot; = &quot;&amp;[.D26]" office:value-type="string" office:string-value="R108.100 = 932.1">
            <text:p>R108.100 = 932.1</text:p>
          </table:table-cell>
          <table:table-cell table:style-name="ce5" table:formula="of:=[.$A26]&amp;[.J$1]&amp;&quot; = &quot;&amp;[.E26]" office:value-type="string" office:string-value="R108.100-A = Jepsen08">
            <text:p>R108.100-A = Jepsen08</text:p>
          </table:table-cell>
          <table:table-cell table:style-name="ce5" table:formula="of:=[.$A26]&amp;[.K$1]&amp;&quot; = &quot;&amp;IF([.F26];&quot;True&quot;;&quot;False&quot;)" office:value-type="string" office:string-value="R108.100-Opt = True">
            <text:p>R108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109.1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46.9">
            <text:p>1146.9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7]&amp;[.H$1]&amp;&quot; = &quot;&amp;[.C27]" office:value-type="string" office:string-value="R109.100-K = 13">
            <text:p>R109.100-K = 13</text:p>
          </table:table-cell>
          <table:table-cell table:style-name="ce5" table:formula="of:=[.$A27]&amp;[.I$1]&amp;&quot; = &quot;&amp;[.D27]" office:value-type="string" office:string-value="R109.100 = 1146.9">
            <text:p>R109.100 = 1146.9</text:p>
          </table:table-cell>
          <table:table-cell table:style-name="ce5" table:formula="of:=[.$A27]&amp;[.J$1]&amp;&quot; = &quot;&amp;[.E27]" office:value-type="string" office:string-value="R109.100-A = Cook99,Kallehauge01">
            <text:p>R109.100-A = Cook99,Kallehauge01</text:p>
          </table:table-cell>
          <table:table-cell table:style-name="ce5" table:formula="of:=[.$A27]&amp;[.K$1]&amp;&quot; = &quot;&amp;IF([.F27];&quot;True&quot;;&quot;False&quot;)" office:value-type="string" office:string-value="R109.100-Opt = True">
            <text:p>R109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110.1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68">
            <text:p>1068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8]&amp;[.H$1]&amp;&quot; = &quot;&amp;[.C28]" office:value-type="string" office:string-value="R110.100-K = 12">
            <text:p>R110.100-K = 12</text:p>
          </table:table-cell>
          <table:table-cell table:style-name="ce5" table:formula="of:=[.$A28]&amp;[.I$1]&amp;&quot; = &quot;&amp;[.D28]" office:value-type="string" office:string-value="R110.100 = 1068">
            <text:p>R110.100 = 1068</text:p>
          </table:table-cell>
          <table:table-cell table:style-name="ce5" table:formula="of:=[.$A28]&amp;[.J$1]&amp;&quot; = &quot;&amp;[.E28]" office:value-type="string" office:string-value="R110.100-A = Cook99,Kallehauge01">
            <text:p>R110.100-A = Cook99,Kallehauge01</text:p>
          </table:table-cell>
          <table:table-cell table:style-name="ce5" table:formula="of:=[.$A28]&amp;[.K$1]&amp;&quot; = &quot;&amp;IF([.F28];&quot;True&quot;;&quot;False&quot;)" office:value-type="string" office:string-value="R110.100-Opt = True">
            <text:p>R110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2" office:value-type="string">
            <text:p>R111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48.7">
            <text:p>1048.7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[.$A29]&amp;[.H$1]&amp;&quot; = &quot;&amp;[.C29]" office:value-type="string" office:string-value="R111.100-K = 12">
            <text:p>R111.100-K = 12</text:p>
          </table:table-cell>
          <table:table-cell table:style-name="ce5" table:formula="of:=[.$A29]&amp;[.I$1]&amp;&quot; = &quot;&amp;[.D29]" office:value-type="string" office:string-value="R111.100 = 1048.7">
            <text:p>R111.100 = 1048.7</text:p>
          </table:table-cell>
          <table:table-cell table:style-name="ce5" table:formula="of:=[.$A29]&amp;[.J$1]&amp;&quot; = &quot;&amp;[.E29]" office:value-type="string" office:string-value="R111.100-A = Cook99,Kallehauge01">
            <text:p>R111.100-A = Cook99,Kallehauge01</text:p>
          </table:table-cell>
          <table:table-cell table:style-name="ce5" table:formula="of:=[.$A29]&amp;[.K$1]&amp;&quot; = &quot;&amp;IF([.F29];&quot;True&quot;;&quot;False&quot;)" office:value-type="string" office:string-value="R111.100-Opt = True">
            <text:p>R111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table:style-name="ce2" office:value-type="string">
            <text:p>R112.1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946.7">
            <text:p>946.7</text:p>
          </table:table-cell>
          <table:table-cell table:style-name="ce2" office:value-type="string">
            <text:p>Jepsen0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[.$A30]&amp;[.H$1]&amp;&quot; = &quot;&amp;[.C30]" office:value-type="string" office:string-value="R112.100-K = ">
            <text:p>R112.100-K = </text:p>
          </table:table-cell>
          <table:table-cell table:style-name="ce5" table:formula="of:=[.$A30]&amp;[.I$1]&amp;&quot; = &quot;&amp;[.D30]" office:value-type="string" office:string-value="R112.100 = 946.7">
            <text:p>R112.100 = 946.7</text:p>
          </table:table-cell>
          <table:table-cell table:style-name="ce5" table:formula="of:=[.$A30]&amp;[.J$1]&amp;&quot; = &quot;&amp;[.E30]" office:value-type="string" office:string-value="R112.100-A = Jepsen08">
            <text:p>R112.100-A = Jepsen08</text:p>
          </table:table-cell>
          <table:table-cell table:style-name="ce5" table:formula="of:=[.$A30]&amp;[.K$1]&amp;&quot; = &quot;&amp;IF([.F30];&quot;True&quot;;&quot;False&quot;)" office:value-type="string" office:string-value="R112.100-Opt = True">
            <text:p>R112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201.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43.2">
            <text:p>1143.2</text:p>
          </table:table-cell>
          <table:table-cell office:value-type="string">
            <text:p>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1]&amp;[.H$1]&amp;&quot; = &quot;&amp;[.C31]" office:value-type="string" office:string-value="R201.100-K = 8">
            <text:p>R201.100-K = 8</text:p>
          </table:table-cell>
          <table:table-cell table:style-name="ce5" table:formula="of:=[.$A31]&amp;[.I$1]&amp;&quot; = &quot;&amp;[.D31]" office:value-type="string" office:string-value="R201.100 = 1143.2">
            <text:p>R201.100 = 1143.2</text:p>
          </table:table-cell>
          <table:table-cell table:style-name="ce5" table:formula="of:=[.$A31]&amp;[.J$1]&amp;&quot; = &quot;&amp;[.E31]" office:value-type="string" office:string-value="R201.100-A = Kallehauge01">
            <text:p>R201.100-A = Kallehauge01</text:p>
          </table:table-cell>
          <table:table-cell table:style-name="ce5" table:formula="of:=[.$A31]&amp;[.K$1]&amp;&quot; = &quot;&amp;IF([.F31];&quot;True&quot;;&quot;False&quot;)" office:value-type="string" office:string-value="R201.100-Opt = True">
            <text:p>R201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202.100</text:p>
          </table:table-cell>
          <table:table-cell office:value-type="float" office:value="2">
            <text:p>2</text:p>
          </table:table-cell>
          <table:table-cell/>
          <table:table-cell office:value-type="float" office:value="1027.3">
            <text:p>1027.3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2]&amp;[.H$1]&amp;&quot; = &quot;&amp;[.C32]" office:value-type="string" office:string-value="R202.100-K = ">
            <text:p>R202.100-K = </text:p>
          </table:table-cell>
          <table:table-cell table:style-name="ce5" table:formula="of:=[.$A32]&amp;[.I$1]&amp;&quot; = &quot;&amp;[.D32]" office:value-type="string" office:string-value="R202.100 = 1027.3">
            <text:p>R202.100 = 1027.3</text:p>
          </table:table-cell>
          <table:table-cell table:style-name="ce5" table:formula="of:=[.$A32]&amp;[.J$1]&amp;&quot; = &quot;&amp;[.E32]" office:value-type="string" office:string-value="R202.100-A = Jepsen08">
            <text:p>R202.100-A = Jepsen08</text:p>
          </table:table-cell>
          <table:table-cell table:style-name="ce5" table:formula="of:=[.$A32]&amp;[.K$1]&amp;&quot; = &quot;&amp;IF([.F32];&quot;True&quot;;&quot;False&quot;)" office:value-type="string" office:string-value="R202.100-Opt = True">
            <text:p>R202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203.100</text:p>
          </table:table-cell>
          <table:table-cell office:value-type="float" office:value="2">
            <text:p>2</text:p>
          </table:table-cell>
          <table:table-cell/>
          <table:table-cell office:value-type="float" office:value="870.8">
            <text:p>870.8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3]&amp;[.H$1]&amp;&quot; = &quot;&amp;[.C33]" office:value-type="string" office:string-value="R203.100-K = ">
            <text:p>R203.100-K = </text:p>
          </table:table-cell>
          <table:table-cell table:style-name="ce5" table:formula="of:=[.$A33]&amp;[.I$1]&amp;&quot; = &quot;&amp;[.D33]" office:value-type="string" office:string-value="R203.100 = 870.8">
            <text:p>R203.100 = 870.8</text:p>
          </table:table-cell>
          <table:table-cell table:style-name="ce5" table:formula="of:=[.$A33]&amp;[.J$1]&amp;&quot; = &quot;&amp;[.E33]" office:value-type="string" office:string-value="R203.100-A = Jepsen08">
            <text:p>R203.100-A = Jepsen08</text:p>
          </table:table-cell>
          <table:table-cell table:style-name="ce5" table:formula="of:=[.$A33]&amp;[.K$1]&amp;&quot; = &quot;&amp;IF([.F33];&quot;True&quot;;&quot;False&quot;)" office:value-type="string" office:string-value="R203.100-Opt = True">
            <text:p>R203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204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31.3">
            <text:p>731.3</text:p>
          </table:table-cell>
          <table:table-cell office:value-type="string">
            <text:p>Roberti12</text:p>
          </table:table-cell>
          <table:table-cell table:style-name="ce6" office:value-type="float" office:value="1">
            <text:p>1</text:p>
          </table:table-cell>
          <table:table-cell table:style-name="ce7"/>
          <table:table-cell table:style-name="ce7" table:formula="of:=[.$A34]&amp;[.H$1]&amp;&quot; = &quot;&amp;[.C34]" office:value-type="string" office:string-value="R204.100-K = 4">
            <text:p>R204.100-K = 4</text:p>
          </table:table-cell>
          <table:table-cell table:style-name="ce7" table:formula="of:=[.$A34]&amp;[.I$1]&amp;&quot; = &quot;&amp;[.D34]" office:value-type="string" office:string-value="R204.100 = 731.3">
            <text:p>R204.100 = 731.3</text:p>
          </table:table-cell>
          <table:table-cell table:style-name="ce7" table:formula="of:=[.$A34]&amp;[.J$1]&amp;&quot; = &quot;&amp;[.E34]" office:value-type="string" office:string-value="R204.100-A = Roberti12">
            <text:p>R204.100-A = Roberti12</text:p>
          </table:table-cell>
          <table:table-cell table:style-name="ce7" table:formula="of:=[.$A34]&amp;[.K$1]&amp;&quot; = &quot;&amp;IF([.F34];&quot;True&quot;;&quot;False&quot;)" office:value-type="string" office:string-value="R204.100-Opt = True">
            <text:p>R204.100-Opt = True</text:p>
          </table:table-cell>
          <table:table-cell table:style-name="ce7" table:number-columns-repeated="4"/>
          <table:table-cell table:style-name="ce6" table:number-columns-repeated="1008"/>
        </table:table-row>
        <table:table-row table:style-name="ro1">
          <table:table-cell office:value-type="string">
            <text:p>R205.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49.8">
            <text:p>949.8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5]&amp;[.H$1]&amp;&quot; = &quot;&amp;[.C35]" office:value-type="string" office:string-value="R205.100-K = 5">
            <text:p>R205.100-K = 5</text:p>
          </table:table-cell>
          <table:table-cell table:style-name="ce5" table:formula="of:=[.$A35]&amp;[.I$1]&amp;&quot; = &quot;&amp;[.D35]" office:value-type="string" office:string-value="R205.100 = 949.8">
            <text:p>R205.100 = 949.8</text:p>
          </table:table-cell>
          <table:table-cell table:style-name="ce5" table:formula="of:=[.$A35]&amp;[.J$1]&amp;&quot; = &quot;&amp;[.E35]" office:value-type="string" office:string-value="R205.100-A = Desaulniers08">
            <text:p>R205.100-A = Desaulniers08</text:p>
          </table:table-cell>
          <table:table-cell table:style-name="ce5" table:formula="of:=[.$A35]&amp;[.K$1]&amp;&quot; = &quot;&amp;IF([.F35];&quot;True&quot;;&quot;False&quot;)" office:value-type="string" office:string-value="R205.100-Opt = True">
            <text:p>R205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206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5.9">
            <text:p>875.9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6]&amp;[.H$1]&amp;&quot; = &quot;&amp;[.C36]" office:value-type="string" office:string-value="R206.100-K = 4">
            <text:p>R206.100-K = 4</text:p>
          </table:table-cell>
          <table:table-cell table:style-name="ce5" table:formula="of:=[.$A36]&amp;[.I$1]&amp;&quot; = &quot;&amp;[.D36]" office:value-type="string" office:string-value="R206.100 = 875.9">
            <text:p>R206.100 = 875.9</text:p>
          </table:table-cell>
          <table:table-cell table:style-name="ce5" table:formula="of:=[.$A36]&amp;[.J$1]&amp;&quot; = &quot;&amp;[.E36]" office:value-type="string" office:string-value="R206.100-A = Desaulniers08">
            <text:p>R206.100-A = Desaulniers08</text:p>
          </table:table-cell>
          <table:table-cell table:style-name="ce5" table:formula="of:=[.$A36]&amp;[.K$1]&amp;&quot; = &quot;&amp;IF([.F36];&quot;True&quot;;&quot;False&quot;)" office:value-type="string" office:string-value="R206.100-Opt = True">
            <text:p>R206.100-Opt = True</text:p>
          </table:table-cell>
          <table:table-cell table:style-name="ce5" table:number-columns-repeated="4"/>
          <table:table-cell table:number-columns-repeated="1008"/>
        </table:table-row>
        <table:table-row table:style-name="ro1">
          <table:table-cell office:value-type="string">
            <text:p>R207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/>
          <table:table-cell table:formula="of:=[.$A37]&amp;[.H$1]&amp;&quot; = &quot;&amp;[.C37]" office:value-type="string" office:string-value="R207.100-K = 4">
            <text:p>R207.100-K = 4</text:p>
          </table:table-cell>
          <table:table-cell table:formula="of:=[.$A37]&amp;[.I$1]&amp;&quot; = &quot;&amp;[.D37]" office:value-type="string" office:string-value="R207.100 = 794">
            <text:p>R207.100 = 794</text:p>
          </table:table-cell>
          <table:table-cell table:formula="of:=[.$A37]&amp;[.J$1]&amp;&quot; = &quot;&amp;[.E37]" office:value-type="string" office:string-value="R207.100-A = Desaulniers08">
            <text:p>R207.100-A = Desaulniers08</text:p>
          </table:table-cell>
          <table:table-cell table:formula="of:=[.$A37]&amp;[.K$1]&amp;&quot; = &quot;&amp;IF([.F37];&quot;True&quot;;&quot;False&quot;)" office:value-type="string" office:string-value="R207.100-Opt = True">
            <text:p>R207.100-Opt = True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08.100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float" office:value="701.2">
            <text:p>701.2</text:p>
          </table:table-cell>
          <table:table-cell table:style-name="ce3" office:value-type="string">
            <text:p>Ropke05</text:p>
          </table:table-cell>
          <table:table-cell table:style-name="ce3" office:value-type="float" office:value="0">
            <text:p>0</text:p>
          </table:table-cell>
          <table:table-cell table:style-name="ce8"/>
          <table:table-cell table:style-name="ce8" table:formula="of:=[.$A38]&amp;[.H$1]&amp;&quot; = &quot;&amp;[.C38]" office:value-type="string" office:string-value="R208.100-K = ?">
            <text:p>R208.100-K = ?</text:p>
          </table:table-cell>
          <table:table-cell table:style-name="ce8" table:formula="of:=[.$A38]&amp;[.I$1]&amp;&quot; = &quot;&amp;[.D38]" office:value-type="string" office:string-value="R208.100 = 701.2">
            <text:p>R208.100 = 701.2</text:p>
          </table:table-cell>
          <table:table-cell table:style-name="ce8" table:formula="of:=[.$A38]&amp;[.J$1]&amp;&quot; = &quot;&amp;[.E38]" office:value-type="string" office:string-value="R208.100-A = Ropke05">
            <text:p>R208.100-A = Ropke05</text:p>
          </table:table-cell>
          <table:table-cell table:style-name="ce8" table:formula="of:=[.$A38]&amp;[.K$1]&amp;&quot; = &quot;&amp;IF([.F38];&quot;True&quot;;&quot;False&quot;)" office:value-type="string" office:string-value="R208.100-Opt = False">
            <text:p>R208.100-Opt = False</text:p>
          </table:table-cell>
          <table:table-cell table:style-name="ce8" table:number-columns-repeated="1012"/>
        </table:table-row>
        <table:table-row table:style-name="ro1">
          <table:table-cell table:style-name="ce2" office:value-type="string">
            <text:p>R209.10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854.4">
            <text:p>854.4</text:p>
          </table:table-cell>
          <table:table-cell table:style-name="ce2" office:value-type="string">
            <text:p>Jepsen08</text:p>
          </table:table-cell>
          <table:table-cell table:style-name="ce5" office:value-type="float" office:value="1">
            <text:p>1</text:p>
          </table:table-cell>
          <table:table-cell/>
          <table:table-cell table:formula="of:=[.$A39]&amp;[.H$1]&amp;&quot; = &quot;&amp;[.C39]" office:value-type="string" office:string-value="R209.100-K = ">
            <text:p>R209.100-K = </text:p>
          </table:table-cell>
          <table:table-cell table:formula="of:=[.$A39]&amp;[.I$1]&amp;&quot; = &quot;&amp;[.D39]" office:value-type="string" office:string-value="R209.100 = 854.4">
            <text:p>R209.100 = 854.4</text:p>
          </table:table-cell>
          <table:table-cell table:formula="of:=[.$A39]&amp;[.J$1]&amp;&quot; = &quot;&amp;[.E39]" office:value-type="string" office:string-value="R209.100-A = Jepsen08">
            <text:p>R209.100-A = Jepsen08</text:p>
          </table:table-cell>
          <table:table-cell table:formula="of:=[.$A39]&amp;[.K$1]&amp;&quot; = &quot;&amp;IF([.F39];&quot;True&quot;;&quot;False&quot;)" office:value-type="string" office:string-value="R209.100-Opt = True">
            <text:p>R209.100-Opt = True</text:p>
          </table:table-cell>
          <table:table-cell table:number-columns-repeated="1012"/>
        </table:table-row>
        <table:table-row table:style-name="ro1">
          <table:table-cell office:value-type="string">
            <text:p>R210.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00.5">
            <text:p>900.5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/>
          <table:table-cell table:formula="of:=[.$A40]&amp;[.H$1]&amp;&quot; = &quot;&amp;[.C40]" office:value-type="string" office:string-value="R210.100-K = 6">
            <text:p>R210.100-K = 6</text:p>
          </table:table-cell>
          <table:table-cell table:formula="of:=[.$A40]&amp;[.I$1]&amp;&quot; = &quot;&amp;[.D40]" office:value-type="string" office:string-value="R210.100 = 900.5">
            <text:p>R210.100 = 900.5</text:p>
          </table:table-cell>
          <table:table-cell table:formula="of:=[.$A40]&amp;[.J$1]&amp;&quot; = &quot;&amp;[.E40]" office:value-type="string" office:string-value="R210.100-A = Desaulniers08">
            <text:p>R210.100-A = Desaulniers08</text:p>
          </table:table-cell>
          <table:table-cell table:formula="of:=[.$A40]&amp;[.K$1]&amp;&quot; = &quot;&amp;IF([.F40];&quot;True&quot;;&quot;False&quot;)" office:value-type="string" office:string-value="R210.100-Opt = True">
            <text:p>R210.100-Opt = True</text:p>
          </table:table-cell>
          <table:table-cell table:number-columns-repeated="1012"/>
        </table:table-row>
        <table:table-row table:style-name="ro1">
          <table:table-cell office:value-type="string">
            <text:p>R211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46.7">
            <text:p>746.7</text:p>
          </table:table-cell>
          <table:table-cell office:value-type="string">
            <text:p>Roberti1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$A41]&amp;[.H$1]&amp;&quot; = &quot;&amp;[.C41]" office:value-type="string" office:string-value="R211.100-K = 4">
            <text:p>R211.100-K = 4</text:p>
          </table:table-cell>
          <table:table-cell table:style-name="ce6" table:formula="of:=[.$A41]&amp;[.I$1]&amp;&quot; = &quot;&amp;[.D41]" office:value-type="string" office:string-value="R211.100 = 746.7">
            <text:p>R211.100 = 746.7</text:p>
          </table:table-cell>
          <table:table-cell table:style-name="ce6" table:formula="of:=[.$A41]&amp;[.J$1]&amp;&quot; = &quot;&amp;[.E41]" office:value-type="string" office:string-value="R211.100-A = Roberti12">
            <text:p>R211.100-A = Roberti12</text:p>
          </table:table-cell>
          <table:table-cell table:style-name="ce6" table:formula="of:=[.$A41]&amp;[.K$1]&amp;&quot; = &quot;&amp;IF([.F41];&quot;True&quot;;&quot;False&quot;)" office:value-type="string" office:string-value="R211.100-Opt = True">
            <text:p>R211.100-Opt = True</text:p>
          </table:table-cell>
          <table:table-cell table:style-name="ce6" table:number-columns-repeated="1012"/>
        </table:table-row>
        <table:table-row table:style-name="ro1">
          <table:table-cell table:style-name="ce2" office:value-type="string">
            <text:p>RC101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19.8">
            <text:p>1619.8</text:p>
          </table:table-cell>
          <table:table-cell table:style-name="ce2" office:value-type="string">
            <text:p>Kohl99</text:p>
          </table:table-cell>
          <table:table-cell table:style-name="ce5" office:value-type="float" office:value="1">
            <text:p>1</text:p>
          </table:table-cell>
          <table:table-cell/>
          <table:table-cell table:formula="of:=[.$A42]&amp;[.H$1]&amp;&quot; = &quot;&amp;[.C42]" office:value-type="string" office:string-value="RC101.100-K = 15">
            <text:p>RC101.100-K = 15</text:p>
          </table:table-cell>
          <table:table-cell table:formula="of:=[.$A42]&amp;[.I$1]&amp;&quot; = &quot;&amp;[.D42]" office:value-type="string" office:string-value="RC101.100 = 1619.8">
            <text:p>RC101.100 = 1619.8</text:p>
          </table:table-cell>
          <table:table-cell table:formula="of:=[.$A42]&amp;[.J$1]&amp;&quot; = &quot;&amp;[.E42]" office:value-type="string" office:string-value="RC101.100-A = Kohl99">
            <text:p>RC101.100-A = Kohl99</text:p>
          </table:table-cell>
          <table:table-cell table:formula="of:=[.$A42]&amp;[.K$1]&amp;&quot; = &quot;&amp;IF([.F42];&quot;True&quot;;&quot;False&quot;)" office:value-type="string" office:string-value="RC101.100-Opt = True">
            <text:p>RC101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C102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57.4">
            <text:p>1457.4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43]&amp;[.H$1]&amp;&quot; = &quot;&amp;[.C43]" office:value-type="string" office:string-value="RC102.100-K = 14">
            <text:p>RC102.100-K = 14</text:p>
          </table:table-cell>
          <table:table-cell table:formula="of:=[.$A43]&amp;[.I$1]&amp;&quot; = &quot;&amp;[.D43]" office:value-type="string" office:string-value="RC102.100 = 1457.4">
            <text:p>RC102.100 = 1457.4</text:p>
          </table:table-cell>
          <table:table-cell table:formula="of:=[.$A43]&amp;[.J$1]&amp;&quot; = &quot;&amp;[.E43]" office:value-type="string" office:string-value="RC102.100-A = Cook99,Kallehauge01">
            <text:p>RC102.100-A = Cook99,Kallehauge01</text:p>
          </table:table-cell>
          <table:table-cell table:formula="of:=[.$A43]&amp;[.K$1]&amp;&quot; = &quot;&amp;IF([.F43];&quot;True&quot;;&quot;False&quot;)" office:value-type="string" office:string-value="RC102.100-Opt = True">
            <text:p>RC102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C103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58">
            <text:p>1258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44]&amp;[.H$1]&amp;&quot; = &quot;&amp;[.C44]" office:value-type="string" office:string-value="RC103.100-K = 11">
            <text:p>RC103.100-K = 11</text:p>
          </table:table-cell>
          <table:table-cell table:formula="of:=[.$A44]&amp;[.I$1]&amp;&quot; = &quot;&amp;[.D44]" office:value-type="string" office:string-value="RC103.100 = 1258">
            <text:p>RC103.100 = 1258</text:p>
          </table:table-cell>
          <table:table-cell table:formula="of:=[.$A44]&amp;[.J$1]&amp;&quot; = &quot;&amp;[.E44]" office:value-type="string" office:string-value="RC103.100-A = Cook99,Kallehauge01">
            <text:p>RC103.100-A = Cook99,Kallehauge01</text:p>
          </table:table-cell>
          <table:table-cell table:formula="of:=[.$A44]&amp;[.K$1]&amp;&quot; = &quot;&amp;IF([.F44];&quot;True&quot;;&quot;False&quot;)" office:value-type="string" office:string-value="RC103.100-Opt = True">
            <text:p>RC103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C104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32.3">
            <text:p>1132.3</text:p>
          </table:table-cell>
          <table:table-cell table:style-name="ce2" office:value-type="string">
            <text:p>Irnich06</text:p>
          </table:table-cell>
          <table:table-cell table:style-name="ce5" office:value-type="float" office:value="1">
            <text:p>1</text:p>
          </table:table-cell>
          <table:table-cell/>
          <table:table-cell table:formula="of:=[.$A45]&amp;[.H$1]&amp;&quot; = &quot;&amp;[.C45]" office:value-type="string" office:string-value="RC104.100-K = 10">
            <text:p>RC104.100-K = 10</text:p>
          </table:table-cell>
          <table:table-cell table:formula="of:=[.$A45]&amp;[.I$1]&amp;&quot; = &quot;&amp;[.D45]" office:value-type="string" office:string-value="RC104.100 = 1132.3">
            <text:p>RC104.100 = 1132.3</text:p>
          </table:table-cell>
          <table:table-cell table:formula="of:=[.$A45]&amp;[.J$1]&amp;&quot; = &quot;&amp;[.E45]" office:value-type="string" office:string-value="RC104.100-A = Irnich06">
            <text:p>RC104.100-A = Irnich06</text:p>
          </table:table-cell>
          <table:table-cell table:formula="of:=[.$A45]&amp;[.K$1]&amp;&quot; = &quot;&amp;IF([.F45];&quot;True&quot;;&quot;False&quot;)" office:value-type="string" office:string-value="RC104.100-Opt = True">
            <text:p>RC104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C105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13.7">
            <text:p>1513.7</text:p>
          </table:table-cell>
          <table:table-cell table:style-name="ce2" office:value-type="string">
            <text:p>Kohl99</text:p>
          </table:table-cell>
          <table:table-cell table:style-name="ce5" office:value-type="float" office:value="1">
            <text:p>1</text:p>
          </table:table-cell>
          <table:table-cell/>
          <table:table-cell table:formula="of:=[.$A46]&amp;[.H$1]&amp;&quot; = &quot;&amp;[.C46]" office:value-type="string" office:string-value="RC105.100-K = 15">
            <text:p>RC105.100-K = 15</text:p>
          </table:table-cell>
          <table:table-cell table:formula="of:=[.$A46]&amp;[.I$1]&amp;&quot; = &quot;&amp;[.D46]" office:value-type="string" office:string-value="RC105.100 = 1513.7">
            <text:p>RC105.100 = 1513.7</text:p>
          </table:table-cell>
          <table:table-cell table:formula="of:=[.$A46]&amp;[.J$1]&amp;&quot; = &quot;&amp;[.E46]" office:value-type="string" office:string-value="RC105.100-A = Kohl99">
            <text:p>RC105.100-A = Kohl99</text:p>
          </table:table-cell>
          <table:table-cell table:formula="of:=[.$A46]&amp;[.K$1]&amp;&quot; = &quot;&amp;IF([.F46];&quot;True&quot;;&quot;False&quot;)" office:value-type="string" office:string-value="RC105.100-Opt = True">
            <text:p>RC105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C106.1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372.7">
            <text:p>1372.7</text:p>
          </table:table-cell>
          <table:table-cell table:style-name="ce2" office:value-type="string">
            <text:p>Salani05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[.$A47]&amp;[.H$1]&amp;&quot; = &quot;&amp;[.C47]" office:value-type="string" office:string-value="RC106.100-K = ">
            <text:p>RC106.100-K = </text:p>
          </table:table-cell>
          <table:table-cell table:style-name="ce5" table:formula="of:=[.$A47]&amp;[.I$1]&amp;&quot; = &quot;&amp;[.D47]" office:value-type="string" office:string-value="RC106.100 = 1372.7">
            <text:p>RC106.100 = 1372.7</text:p>
          </table:table-cell>
          <table:table-cell table:style-name="ce5" table:formula="of:=[.$A47]&amp;[.J$1]&amp;&quot; = &quot;&amp;[.E47]" office:value-type="string" office:string-value="RC106.100-A = Salani05">
            <text:p>RC106.100-A = Salani05</text:p>
          </table:table-cell>
          <table:table-cell table:style-name="ce5" table:formula="of:=[.$A47]&amp;[.K$1]&amp;&quot; = &quot;&amp;IF([.F47];&quot;True&quot;;&quot;False&quot;)" office:value-type="string" office:string-value="RC106.100-Opt = True">
            <text:p>RC106.100-Opt = True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>
            <text:p>RC107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07.8">
            <text:p>1207.8</text:p>
          </table:table-cell>
          <table:table-cell table:style-name="ce2" office:value-type="string">
            <text:p>Irnich06</text:p>
          </table:table-cell>
          <table:table-cell table:style-name="ce5" office:value-type="float" office:value="1">
            <text:p>1</text:p>
          </table:table-cell>
          <table:table-cell/>
          <table:table-cell table:formula="of:=[.$A48]&amp;[.H$1]&amp;&quot; = &quot;&amp;[.C48]" office:value-type="string" office:string-value="RC107.100-K = 12">
            <text:p>RC107.100-K = 12</text:p>
          </table:table-cell>
          <table:table-cell table:formula="of:=[.$A48]&amp;[.I$1]&amp;&quot; = &quot;&amp;[.D48]" office:value-type="string" office:string-value="RC107.100 = 1207.8">
            <text:p>RC107.100 = 1207.8</text:p>
          </table:table-cell>
          <table:table-cell table:formula="of:=[.$A48]&amp;[.J$1]&amp;&quot; = &quot;&amp;[.E48]" office:value-type="string" office:string-value="RC107.100-A = Irnich06">
            <text:p>RC107.100-A = Irnich06</text:p>
          </table:table-cell>
          <table:table-cell table:formula="of:=[.$A48]&amp;[.K$1]&amp;&quot; = &quot;&amp;IF([.F48];&quot;True&quot;;&quot;False&quot;)" office:value-type="string" office:string-value="RC107.100-Opt = True">
            <text:p>RC107.100-Opt = Tru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RC108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114.2">
            <text:p>1114.2</text:p>
          </table:table-cell>
          <table:table-cell table:style-name="ce2" office:value-type="string">
            <text:p>Irnich06</text:p>
          </table:table-cell>
          <table:table-cell table:style-name="ce5" office:value-type="float" office:value="1">
            <text:p>1</text:p>
          </table:table-cell>
          <table:table-cell/>
          <table:table-cell table:formula="of:=[.$A49]&amp;[.H$1]&amp;&quot; = &quot;&amp;[.C49]" office:value-type="string" office:string-value="RC108.100-K = 11">
            <text:p>RC108.100-K = 11</text:p>
          </table:table-cell>
          <table:table-cell table:formula="of:=[.$A49]&amp;[.I$1]&amp;&quot; = &quot;&amp;[.D49]" office:value-type="string" office:string-value="RC108.100 = 1114.2">
            <text:p>RC108.100 = 1114.2</text:p>
          </table:table-cell>
          <table:table-cell table:formula="of:=[.$A49]&amp;[.J$1]&amp;&quot; = &quot;&amp;[.E49]" office:value-type="string" office:string-value="RC108.100-A = Irnich06">
            <text:p>RC108.100-A = Irnich06</text:p>
          </table:table-cell>
          <table:table-cell table:formula="of:=[.$A49]&amp;[.K$1]&amp;&quot; = &quot;&amp;IF([.F49];&quot;True&quot;;&quot;False&quot;)" office:value-type="string" office:string-value="RC108.100-Opt = True">
            <text:p>RC108.100-Opt = True</text:p>
          </table:table-cell>
          <table:table-cell table:number-columns-repeated="1012"/>
        </table:table-row>
        <table:table-row table:style-name="ro1">
          <table:table-cell office:value-type="string">
            <text:p>RC201.1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61.8">
            <text:p>1261.8</text:p>
          </table:table-cell>
          <table:table-cell office:value-type="string">
            <text:p>Kallehauge01</text:p>
          </table:table-cell>
          <table:table-cell office:value-type="float" office:value="1">
            <text:p>1</text:p>
          </table:table-cell>
          <table:table-cell/>
          <table:table-cell table:formula="of:=[.$A50]&amp;[.H$1]&amp;&quot; = &quot;&amp;[.C50]" office:value-type="string" office:string-value="RC201.100-K = 9">
            <text:p>RC201.100-K = 9</text:p>
          </table:table-cell>
          <table:table-cell table:formula="of:=[.$A50]&amp;[.I$1]&amp;&quot; = &quot;&amp;[.D50]" office:value-type="string" office:string-value="RC201.100 = 1261.8">
            <text:p>RC201.100 = 1261.8</text:p>
          </table:table-cell>
          <table:table-cell table:formula="of:=[.$A50]&amp;[.J$1]&amp;&quot; = &quot;&amp;[.E50]" office:value-type="string" office:string-value="RC201.100-A = Kallehauge01">
            <text:p>RC201.100-A = Kallehauge01</text:p>
          </table:table-cell>
          <table:table-cell table:formula="of:=[.$A50]&amp;[.K$1]&amp;&quot; = &quot;&amp;IF([.F50];&quot;True&quot;;&quot;False&quot;)" office:value-type="string" office:string-value="RC201.100-Opt = True">
            <text:p>RC201.100-Opt = True</text:p>
          </table:table-cell>
          <table:table-cell table:number-columns-repeated="1012"/>
        </table:table-row>
        <table:table-row table:style-name="ro1">
          <table:table-cell office:value-type="string">
            <text:p>RC202.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92.3">
            <text:p>1092.3</text:p>
          </table:table-cell>
          <table:table-cell office:value-type="string">
            <text:p>Irnich06,Chabrier06</text:p>
          </table:table-cell>
          <table:table-cell office:value-type="float" office:value="1">
            <text:p>1</text:p>
          </table:table-cell>
          <table:table-cell/>
          <table:table-cell table:formula="of:=[.$A51]&amp;[.H$1]&amp;&quot; = &quot;&amp;[.C51]" office:value-type="string" office:string-value="RC202.100-K = 8">
            <text:p>RC202.100-K = 8</text:p>
          </table:table-cell>
          <table:table-cell table:formula="of:=[.$A51]&amp;[.I$1]&amp;&quot; = &quot;&amp;[.D51]" office:value-type="string" office:string-value="RC202.100 = 1092.3">
            <text:p>RC202.100 = 1092.3</text:p>
          </table:table-cell>
          <table:table-cell table:formula="of:=[.$A51]&amp;[.J$1]&amp;&quot; = &quot;&amp;[.E51]" office:value-type="string" office:string-value="RC202.100-A = Irnich06,Chabrier06">
            <text:p>RC202.100-A = Irnich06,Chabrier06</text:p>
          </table:table-cell>
          <table:table-cell table:formula="of:=[.$A51]&amp;[.K$1]&amp;&quot; = &quot;&amp;IF([.F51];&quot;True&quot;;&quot;False&quot;)" office:value-type="string" office:string-value="RC202.100-Opt = True">
            <text:p>RC202.100-Opt = True</text:p>
          </table:table-cell>
          <table:table-cell table:number-columns-repeated="1012"/>
        </table:table-row>
        <table:table-row table:style-name="ro1">
          <table:table-cell office:value-type="string">
            <text:p>RC203.100</text:p>
          </table:table-cell>
          <table:table-cell office:value-type="float" office:value="2">
            <text:p>2</text:p>
          </table:table-cell>
          <table:table-cell/>
          <table:table-cell office:value-type="float" office:value="923.7">
            <text:p>923.7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/>
          <table:table-cell table:formula="of:=[.$A52]&amp;[.H$1]&amp;&quot; = &quot;&amp;[.C52]" office:value-type="string" office:string-value="RC203.100-K = ">
            <text:p>RC203.100-K = </text:p>
          </table:table-cell>
          <table:table-cell table:formula="of:=[.$A52]&amp;[.I$1]&amp;&quot; = &quot;&amp;[.D52]" office:value-type="string" office:string-value="RC203.100 = 923.7">
            <text:p>RC203.100 = 923.7</text:p>
          </table:table-cell>
          <table:table-cell table:formula="of:=[.$A52]&amp;[.J$1]&amp;&quot; = &quot;&amp;[.E52]" office:value-type="string" office:string-value="RC203.100-A = Jepsen08">
            <text:p>RC203.100-A = Jepsen08</text:p>
          </table:table-cell>
          <table:table-cell table:formula="of:=[.$A52]&amp;[.K$1]&amp;&quot; = &quot;&amp;IF([.F52];&quot;True&quot;;&quot;False&quot;)" office:value-type="string" office:string-value="RC203.100-Opt = True">
            <text:p>RC203.100-Opt = True</text:p>
          </table:table-cell>
          <table:table-cell table:number-columns-repeated="1012"/>
        </table:table-row>
        <table:table-row table:style-name="ro1">
          <table:table-cell office:value-type="string">
            <text:p>RC204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3.5">
            <text:p>783.5</text:p>
          </table:table-cell>
          <table:table-cell office:value-type="string">
            <text:p>Roberti1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$A53]&amp;[.H$1]&amp;&quot; = &quot;&amp;[.C53]" office:value-type="string" office:string-value="RC204.100-K = 4">
            <text:p>RC204.100-K = 4</text:p>
          </table:table-cell>
          <table:table-cell table:style-name="ce6" table:formula="of:=[.$A53]&amp;[.I$1]&amp;&quot; = &quot;&amp;[.D53]" office:value-type="string" office:string-value="RC204.100 = 783.5">
            <text:p>RC204.100 = 783.5</text:p>
          </table:table-cell>
          <table:table-cell table:style-name="ce6" table:formula="of:=[.$A53]&amp;[.J$1]&amp;&quot; = &quot;&amp;[.E53]" office:value-type="string" office:string-value="RC204.100-A = Roberti12">
            <text:p>RC204.100-A = Roberti12</text:p>
          </table:table-cell>
          <table:table-cell table:style-name="ce6" table:formula="of:=[.$A53]&amp;[.K$1]&amp;&quot; = &quot;&amp;IF([.F53];&quot;True&quot;;&quot;False&quot;)" office:value-type="string" office:string-value="RC204.100-Opt = True">
            <text:p>RC204.100-Opt = True</text:p>
          </table:table-cell>
          <table:table-cell table:style-name="ce6" table:number-columns-repeated="1012"/>
        </table:table-row>
        <table:table-row table:style-name="ro1">
          <table:table-cell office:value-type="string">
            <text:p>RC205.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54">
            <text:p>1154</text:p>
          </table:table-cell>
          <table:table-cell office:value-type="string">
            <text:p>Irnich06,Chabrier06</text:p>
          </table:table-cell>
          <table:table-cell office:value-type="float" office:value="1">
            <text:p>1</text:p>
          </table:table-cell>
          <table:table-cell/>
          <table:table-cell table:formula="of:=[.$A54]&amp;[.H$1]&amp;&quot; = &quot;&amp;[.C54]" office:value-type="string" office:string-value="RC205.100-K = 7">
            <text:p>RC205.100-K = 7</text:p>
          </table:table-cell>
          <table:table-cell table:formula="of:=[.$A54]&amp;[.I$1]&amp;&quot; = &quot;&amp;[.D54]" office:value-type="string" office:string-value="RC205.100 = 1154">
            <text:p>RC205.100 = 1154</text:p>
          </table:table-cell>
          <table:table-cell table:formula="of:=[.$A54]&amp;[.J$1]&amp;&quot; = &quot;&amp;[.E54]" office:value-type="string" office:string-value="RC205.100-A = Irnich06,Chabrier06">
            <text:p>RC205.100-A = Irnich06,Chabrier06</text:p>
          </table:table-cell>
          <table:table-cell table:formula="of:=[.$A54]&amp;[.K$1]&amp;&quot; = &quot;&amp;IF([.F54];&quot;True&quot;;&quot;False&quot;)" office:value-type="string" office:string-value="RC205.100-Opt = True">
            <text:p>RC205.100-Opt = True</text:p>
          </table:table-cell>
          <table:table-cell table:number-columns-repeated="1012"/>
        </table:table-row>
        <table:table-row table:style-name="ro1">
          <table:table-cell office:value-type="string">
            <text:p>RC206.100</text:p>
          </table:table-cell>
          <table:table-cell office:value-type="float" office:value="2">
            <text:p>2</text:p>
          </table:table-cell>
          <table:table-cell/>
          <table:table-cell office:value-type="float" office:value="1051.1">
            <text:p>1051.1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/>
          <table:table-cell table:formula="of:=[.$A55]&amp;[.H$1]&amp;&quot; = &quot;&amp;[.C55]" office:value-type="string" office:string-value="RC206.100-K = ">
            <text:p>RC206.100-K = </text:p>
          </table:table-cell>
          <table:table-cell table:formula="of:=[.$A55]&amp;[.I$1]&amp;&quot; = &quot;&amp;[.D55]" office:value-type="string" office:string-value="RC206.100 = 1051.1">
            <text:p>RC206.100 = 1051.1</text:p>
          </table:table-cell>
          <table:table-cell table:formula="of:=[.$A55]&amp;[.J$1]&amp;&quot; = &quot;&amp;[.E55]" office:value-type="string" office:string-value="RC206.100-A = Jepsen08">
            <text:p>RC206.100-A = Jepsen08</text:p>
          </table:table-cell>
          <table:table-cell table:formula="of:=[.$A55]&amp;[.K$1]&amp;&quot; = &quot;&amp;IF([.F55];&quot;True&quot;;&quot;False&quot;)" office:value-type="string" office:string-value="RC206.100-Opt = True">
            <text:p>RC206.100-Opt = True</text:p>
          </table:table-cell>
          <table:table-cell table:number-columns-repeated="1012"/>
        </table:table-row>
        <table:table-row table:style-name="ro1">
          <table:table-cell office:value-type="string">
            <text:p>RC207.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62.9">
            <text:p>962.9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/>
          <table:table-cell table:formula="of:=[.$A56]&amp;[.H$1]&amp;&quot; = &quot;&amp;[.C56]" office:value-type="string" office:string-value="RC207.100-K = 6">
            <text:p>RC207.100-K = 6</text:p>
          </table:table-cell>
          <table:table-cell table:formula="of:=[.$A56]&amp;[.I$1]&amp;&quot; = &quot;&amp;[.D56]" office:value-type="string" office:string-value="RC207.100 = 962.9">
            <text:p>RC207.100 = 962.9</text:p>
          </table:table-cell>
          <table:table-cell table:formula="of:=[.$A56]&amp;[.J$1]&amp;&quot; = &quot;&amp;[.E56]" office:value-type="string" office:string-value="RC207.100-A = Desaulniers08">
            <text:p>RC207.100-A = Desaulniers08</text:p>
          </table:table-cell>
          <table:table-cell table:formula="of:=[.$A56]&amp;[.K$1]&amp;&quot; = &quot;&amp;IF([.F56];&quot;True&quot;;&quot;False&quot;)" office:value-type="string" office:string-value="RC207.100-Opt = True">
            <text:p>RC207.100-Opt = True</text:p>
          </table:table-cell>
          <table:table-cell table:number-columns-repeated="1012"/>
        </table:table-row>
        <table:table-row table:style-name="ro1">
          <table:table-cell office:value-type="string">
            <text:p>RC208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76.1">
            <text:p>776.1</text:p>
          </table:table-cell>
          <table:table-cell office:value-type="string">
            <text:p>Roberti1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$A57]&amp;[.H$1]&amp;&quot; = &quot;&amp;[.C57]" office:value-type="string" office:string-value="RC208.100-K = 4">
            <text:p>RC208.100-K = 4</text:p>
          </table:table-cell>
          <table:table-cell table:style-name="ce6" table:formula="of:=[.$A57]&amp;[.I$1]&amp;&quot; = &quot;&amp;[.D57]" office:value-type="string" office:string-value="RC208.100 = 776.1">
            <text:p>RC208.100 = 776.1</text:p>
          </table:table-cell>
          <table:table-cell table:style-name="ce6" table:formula="of:=[.$A57]&amp;[.J$1]&amp;&quot; = &quot;&amp;[.E57]" office:value-type="string" office:string-value="RC208.100-A = Roberti12">
            <text:p>RC208.100-A = Roberti12</text:p>
          </table:table-cell>
          <table:table-cell table:style-name="ce6" table:formula="of:=[.$A57]&amp;[.K$1]&amp;&quot; = &quot;&amp;IF([.F57];&quot;True&quot;;&quot;False&quot;)" office:value-type="string" office:string-value="RC208.100-Opt = True">
            <text:p>RC208.100-Opt = True</text:p>
          </table:table-cell>
          <table:table-cell table:style-name="ce6" table:number-columns-repeated="1012"/>
        </table:table-row>
        <table:table-row table:style-name="ro1">
          <table:table-cell table:number-columns-repeated="4"/>
          <table:table-cell office:value-type="string">
            <text:p>Optimal</text:p>
          </table:table-cell>
          <table:table-cell table:formula="of:=SUM([.F2:.F57])" office:value-type="float" office:value="55">
            <text:p>5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Open</text:p>
          </table:table-cell>
          <table:table-cell table:formula="of:=COUNT([.F2:.F57])-[.F58]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100-minD'.A1:'100-minD'.F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0T16:20:09</meta:creation-date>
    <dc:date>2012-06-07T15:23:47</dc:date>
    <meta:editing-duration>PT6H16M6S</meta:editing-duration>
    <meta:editing-cycles>25</meta:editing-cycles>
    <meta:generator>LibreOffice/3.5$Linux_X86_64 LibreOffice_project/350m1$Build-2</meta:generator>
    <dc:creator>Victor Pillac</dc:creator>
    <meta:document-statistic meta:table-count="1" meta:cell-count="574" meta:object-count="0"/>
  </office:meta>
</office:document-meta>
</file>